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pt" fo:font-style="italic" officeooo:rsid="001c8a11" officeooo:paragraph-rsid="001c8a11" style:font-size-asian="11pt" style:font-style-asian="italic" style:font-size-complex="11pt" style:font-style-complex="italic"/>
    </style:style>
    <style:style style:name="P2" style:family="paragraph" style:parent-style-name="Standard">
      <style:paragraph-properties fo:text-align="justify" style:justify-single-word="false"/>
      <style:text-properties fo:font-size="11pt" officeooo:rsid="001c8a11" officeooo:paragraph-rsid="001c8a11" style:font-size-asian="11pt" style:font-size-complex="11pt"/>
    </style:style>
    <style:style style:name="P3" style:family="paragraph" style:parent-style-name="Standard">
      <style:paragraph-properties fo:text-align="justify" style:justify-single-word="false"/>
      <style:text-properties fo:font-size="11pt" fo:font-style="italic" officeooo:rsid="001c8a11" officeooo:paragraph-rsid="001c8a11" style:font-size-asian="11pt" style:font-style-asian="italic" style:font-size-complex="11pt" style:font-style-complex="italic"/>
    </style:style>
    <style:style style:name="P4" style:family="paragraph" style:parent-style-name="Standard">
      <style:paragraph-properties fo:text-align="justify" style:justify-single-word="false"/>
      <style:text-properties fo:font-style="italic" officeooo:rsid="001c8a11" officeooo:paragraph-rsid="001c8a11" style:font-style-asian="italic" style:font-style-complex="italic"/>
    </style:style>
    <style:style style:name="T1" style:family="text">
      <style:text-properties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text:span text:style-name="T1">En quelle année êtes-vous entrée à l'école normale ?</text:span></text:p>
      <text:p text:style-name="P2"><text:s/></text:p>
      <text:p text:style-name="P2">Oulah, ça fait quelques années (rires) alors attendez, j'y étais... en 69 j'ai passé mon bac donc je suis entrée en seconde, euh, j'étais en terminale en 69, faut retirer deux ans donc ça fait 68, 67. Donc j'ai du rentrer en 67 et sortir en ... 70, 71. Il y avait les trois années de lycée plus deux années de formation professionnelle.</text:p>
      <text:p text:style-name="P2"/>
      <text:p text:style-name="P2">Pensez vous que la formation était suffisamment professionnalisante ?</text:p>
      <text:p text:style-name="P2"/>
      <text:p text:style-name="P2">Alors, bon, si vous voulez, comme tous les jeunes quand je suis sortie j'ai dit : "ouais, non, on a rien appris, ça servait pas à grand chose et puis en fait bon moi, du coup, comme j'ai pas été, enfin, j'ai fais une année seulement en tant qu'institutrice mais arrivée dans le secondaire je me suis retrouvée avec des professeurs qui n'avaient aucune formation, ils avaient passé le CAPES directement en sortant de la faculté et là j'ai vu la différence. J'ai vu la différence parce que, en fait, on nous avait quand même appris pendant deux ans, euh, ben à tenir une classe, à s'exprimer devant des élèves, à savoir à peu près comment leur parler et, certains professeurs, pas tous hein, qui arrivaient et qui n'avaient pas cette formation avaient parfois du mal. Donc ça m'a servi à ça. Oui parce qu'en fait on faisait des stages aussi, dans tous les niveaux et... trois semaines. Trois semaines de stage par niveau donc là on apprenait quand même pas mal.</text:p>
      <text:p text:style-name="P2"/>
      <text:p text:style-name="P3">Pendant la formation, avez vous eu de la formation réflexive sur l'action pédagogique ?</text:p>
      <text:p text:style-name="P2"/>
      <text:p text:style-name="P2">Non, non parce que ça ne se faisait pas à cette époque la. C'était y'a quand même très longtemps. <text:s/>On a pas fait du tout ça, du tout du tout. Ce que l'on faisait c'était, bien sûr on préparait les leçons euh on les faisait devant les, comment on appelait ça, les maîtres d'application, puisqu'on allait trois semaines en stage donc on préparait les leçons et puis on faisait nos leçons devant l'instituteur ou l'institutrice qui était là et qui après reprenait notre leçon, nous expliquait mais jamais devant la promotion, devant nos camarades. Uniquement devant les autres instituteurs. Après trois semaines on faisait un rapport de stage, alors bon je sais plus exactement ce qui (inaudible), les difficultés qu'on avait rencontrées, bon ce qui avait bien marché, ce qui avait moins bien marché et les professeurs de l'école normale reprenaient avec nous donc si il y avait des points un petit peu, un petit peu faibles euh, nous expliquait comment on pouvait faire. On avait un professeur qui, euh, ne faisait que de la pédagogie. Comme l'école normale ne préparait que des instituteurs hein, euh, donc on, c'était vraiment français, mathématiques, après on avait ce qu'on appelait les cours d'éveil en histoire géographie, sciences mais c'était, on va dire euh, léger. C'était suffisant à mon avis pour l'école primaire mais je veux dire on faisait pas vraiment de grandes recherches, c'était, particulièrement à notre époque, la grammaire, l'orthographe, les mathématiques et puis après savoir présenter une devant les élèves et puis c'est tout.</text:p>
      <text:p text:style-name="P2"/>
      <text:p text:style-name="P3">Avec votre recul, que pensez vous du mémoire professionnel, de la place de la recherche dans la formation ?</text:p>
      <text:p text:style-name="P2"/>
      <text:p text:style-name="P2">Ben, je vais avoir un petit peu de mal à répondre là, parce que en fait, nous on avait pas cette façon de faire. C'était les professeurs qui nous apprenaient et maintenant c'est plus comme ça, c'est comme à l'école primaire, les enfants font des recherches, font des exposés, font ci, font ça. C'est plus les instituteurs qui leur apportent les notions essentielles. Nous on nous apportait encore des notions essentielles, on nous demandait pas trop de chercher. Mais avec le recul, honnêtement, je trouve que c'était vraiment essentiel que les enseignants qui avaient déjà enseigné, parce que les instituteurs (d'application, ndlr) souvent ils enseignaient depuis vingt ans ou trente ans, euh, nous communiquent, nous expliquent, nous disent, parce que c'est bien beau d'essayer de découvrir par soi même mais quand on découvre ça prend quelques années. Ce qui ne veut pas dire que, après quand on enseigne on applique obligatoirement donc on adapte. Je veux dire la recherche elle venait plutôt après quand on commençait à travailler mais personnellement. Mais on partait quand même avec des bases vraiment solides. Tandis que maintenant je crois que c'est plutôt le contraire, on fait rechercher les étudiants, les élèves, et puis après quand ils arrivent ben, c'est bien loin, la recherche de la réalité des fois. Enfin moi c'est ce que je pense d'après ce que je vois parce que moi je m'occupe de mes petits enfants donc j'ai mes trois petits enfants, j'en ai un qui est en troisième et les deux autres qui sont à l'école primaire et c'est vrai que ça à changé énormément et malheureusement je crois, pas dans le bon sens. Parce que on a beau dire mais maintenant en grammaire, en orthographe et tout ça, par rapport aux élèves <text:soft-page-break/>qu'on avait (inaudible). Et puis les instits euh par exemple, si je prend moi après j'enseignais l'histoire géographie, hein j'ai passé le CAPES en histoire géographie, et bien maintenant je suis effaré quand je vois ce qu'on leur donne en école primaire. Des photocopies, des photocopies, euh, passage rapide sur ce qui est important euh, ça moi ça, ça me tue parce que pour moi l'histoire c'est, je suis en classe et je raconte aux enfants l'école primaire. Je raconte l'histoire, je réanime l'histoire. La ils rentrent tous hein, euh, ils rentrent tous en disant on a horreur de l'histoire, on a horreur de la géographie et je les comprend parce qu'à partir du moment où on distribue des photocopies et où on les lis comme ça, untel lis moi la photocopie et puis passez au stabilo ce que vous devez retenir, je comprends que ça les dégoûte hein, honnêtement. Donc je me dis parfois que si ils allaient assister à des cours d'instituteurs parce que les instituteurs t'en avait des instituteurs d'application donc qui étaient bons et on écoutait les leçons pendant une semaine, on était dans le fond de la classe et on écoutait toute sortes de leçons et après ben on essayait de faire la même chose quoi, en gros. Maintenant, c'est pas évident, je connais pas les méthodes, les nouvelles méthodes. J'ai corrigé quand même les copies de l'IUFM de St Germain en Laye, la, oh ben y a maintenant une quinzaine d'années... hum hum (rires), en histoire hein. Y'en avait de très très bonnes, et y'en avait qui étaient monstrueus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1pt" fo:font-style="italic" officeooo:rsid="001c8a11" officeooo:paragraph-rsid="001c8a11" style:font-size-asian="11pt" style:font-style-asian="italic" style:font-size-complex="11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Mme G. Élève de l'école normale entre 1969 et 1971. Professeure d'histoire-géographie à la retrai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3T15:07:57.583000000</meta:creation-date>
    <dc:date>2014-06-30T14:57:23.044000000</dc:date>
    <meta:editing-duration>P2DT7H20M35S</meta:editing-duration>
    <meta:editing-cycles>4</meta:editing-cycles>
    <meta:generator>LibreOffice/4.1.6.2$Windows_x86 LibreOffice_project/40ff705089295be5be0aae9b15123f687c05b0a</meta:generator>
    <meta:document-statistic meta:table-count="0" meta:image-count="0" meta:object-count="0" meta:page-count="2" meta:paragraph-count="10" meta:word-count="1114" meta:character-count="6519" meta:non-whitespace-character-count="5412"/>
  </office:meta>
</office:document-meta>
</file>